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adornments="Normal" style:font-family-generic="swiss" style:font-pitch="variable"/>
    <style:font-face style:name="Calibri" svg:font-family="Calibri" style:font-adornments="Estánd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edzone" svg:font-family="Redzone" style:font-pitch="variable"/>
    <style:font-face style:name="Redzone Med" svg:font-family="'Redzone Med'" style:font-adornments="Estándar" style:font-pitch="variable"/>
    <style:font-face style:name="Redzone1" svg:font-family="Redzone" style:font-adornments="Grosa" style:font-pitch="variable"/>
  </office:font-face-decls>
  <office:automatic-styles>
    <style:style style:name="P1" style:family="paragraph" style:parent-style-name="Heading_20_2">
      <style:paragraph-properties fo:break-before="page"/>
      <style:text-properties officeooo:paragraph-rsid="000eafc3"/>
    </style:style>
    <style:style style:name="P2" style:family="paragraph" style:parent-style-name="Text_20_body">
      <style:text-properties officeooo:rsid="00133cad" officeooo:paragraph-rsid="00133cad"/>
    </style:style>
    <style:style style:name="P3" style:family="paragraph" style:parent-style-name="Text_20_body">
      <style:text-properties officeooo:rsid="001b739d" officeooo:paragraph-rsid="001b739d"/>
    </style:style>
    <style:style style:name="P4" style:family="paragraph" style:parent-style-name="Text_20_body">
      <style:text-properties officeooo:rsid="00206e2b" officeooo:paragraph-rsid="00206e2b"/>
    </style:style>
    <style:style style:name="P5" style:family="paragraph" style:parent-style-name="Text_20_body">
      <style:text-properties officeooo:paragraph-rsid="000eafc3"/>
    </style:style>
    <style:style style:name="P6" style:family="paragraph" style:parent-style-name="Text_20_body">
      <style:text-properties officeooo:rsid="000eafc3" officeooo:paragraph-rsid="0011f4ee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Text_20_body">
      <style:text-properties officeooo:rsid="000eafc3" officeooo:paragraph-rsid="000eafc3"/>
    </style:style>
    <style:style style:name="P9" style:family="paragraph" style:parent-style-name="Heading_20_2">
      <style:paragraph-properties fo:break-before="page"/>
      <style:text-properties officeooo:paragraph-rsid="000beadc"/>
    </style:style>
    <style:style style:name="P10" style:family="paragraph" style:parent-style-name="Text_20_body">
      <style:text-properties officeooo:paragraph-rsid="000beadc"/>
    </style:style>
    <style:style style:name="P11" style:family="paragraph" style:parent-style-name="Bibliography_20_Heading">
      <style:paragraph-properties fo:break-before="page"/>
    </style:style>
    <style:style style:name="P12" style:family="paragraph" style:parent-style-name="Bibliography_20_1">
      <style:paragraph-properties>
        <style:tab-stops/>
      </style:paragraph-properties>
    </style:style>
    <style:style style:name="P13" style:family="paragraph" style:parent-style-name="Heading_20_2">
      <style:text-properties officeooo:paragraph-rsid="000beadc"/>
    </style:style>
    <style:style style:name="T1" style:family="text">
      <style:text-properties officeooo:rsid="001761d3"/>
    </style:style>
    <style:style style:name="T2" style:family="text">
      <style:text-properties officeooo:rsid="00147d48"/>
    </style:style>
    <style:style style:name="T3" style:family="text">
      <style:text-properties officeooo:rsid="001d7dac"/>
    </style:style>
    <style:style style:name="T4" style:family="text">
      <style:text-properties officeooo:rsid="001e0b46"/>
    </style:style>
    <style:style style:name="T5" style:family="text">
      <style:text-properties officeooo:rsid="001f2e06"/>
    </style:style>
    <style:style style:name="T6" style:family="text">
      <style:text-properties officeooo:rsid="00206e2b"/>
    </style:style>
    <style:style style:name="T7" style:family="text">
      <style:text-properties officeooo:rsid="000f9833"/>
    </style:style>
    <style:style style:name="T8" style:family="text">
      <style:text-properties officeooo:rsid="000fc0d2"/>
    </style:style>
    <style:style style:name="T9" style:family="text">
      <style:text-properties officeooo:rsid="0010b49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eseño e construción dun prototipo para o estudo do consumo enerxético en vivendas</text:h>
      <text:h text:style-name="P1" text:outline-level="2">Introdución</text:h>
      <text:p text:style-name="P2">O consumo enerxético en vivendas é un factor importante a ter en conta no proceso de transición enerxética. P<text:span text:style-name="T1">or isto, p</text:span>lanificar a con<text:span text:style-name="T2">s</text:span>trución e reforma de vivendas para mellorar a eficiencia enerxética é chave no proceso de descarbonización da nosa sociedade. </text:p>
      <text:p text:style-name="P3">Por isto, este proxecto <text:span text:style-name="T3">analizaremos as distintas variables que inflúen de xeito directo no consumo dos fogares e procuraremos métodos de minimizar o gasto enerxético. Con est</text:span><text:span text:style-name="T4">e obxectivo</text:span><text:span text:style-name="T3"> </text:span><text:span text:style-name="T4">construiremos un prototipo que simule as condicións dunha vivenda. </text:span><text:span text:style-name="T5">A</text:span><text:span text:style-name="T4">nalizaremos distintas variables do entorno para determinarmos cal é máis óptima en canto ao consumo se refire. Formularemos m</text:span><text:span text:style-name="T5">ú</text:span><text:span text:style-name="T4">ltiples escenarios </text:span><text:span text:style-name="T5">para comparar distintos materiais illantes ou condicións térmicas e así propoñer alternativas ao modelo actual que poderían reducir o emprego de enerxía. Tamén fabricaremos un sistema dixital </text:span><text:span text:style-name="T6">usando un </text:span></text:p>
      <text:p text:style-name="P4">microcontrolador Arduino e diferentes sensores.</text:p>
      <text:p text:style-name="P2"/>
      <text:p text:style-name="P5"/>
      <text:p text:style-name="P6">O obxectivo do proxecto é <text:span text:style-name="T7">o deseño e construción dun prototipo </text:span><text:span text:style-name="T8">co fin do estudo do consumo enerxético dunha vivenda. Para isto estudaremos tres parámetros principais: a intensidade lumínica, </text:span><text:span text:style-name="T9">a temperatura e o illamento. Tamén construiremos un prototipo que simule unha vivenda</text:span></text:p>
      <text:h text:style-name="P7" text:outline-level="2">Estado do coñecemento</text:h>
      <text:p text:style-name="Text_20_body"/>
      <text:h text:style-name="P7" text:outline-level="2">Obxectivos</text:h>
      <text:p text:style-name="P8"/>
      <text:h text:style-name="P7" text:outline-level="2">Material e método</text:h>
      <text:p text:style-name="Text_20_body"/>
      <text:h text:style-name="P7" text:outline-level="2">Resultados</text:h>
      <text:h text:style-name="P7" text:outline-level="2">Discusión</text:h>
      <text:h text:style-name="P9" text:outline-level="2">Conclusións</text:h>
      <text:p text:style-name="P10"/>
      <text:bibliography text:style-name="Sect1" text:protected="true" text:name="Bibliografía1">
        <text:bibliography-source>
          <text:index-title-template text:style-name="">Bibliografía</text:index-title-template>
          <text:bibliography-entry-template text:bibliography-type="article" text:style-name="">
            <text:index-entry-bibliography text:bibliography-data-field="author"/>
            <text:index-entry-span> (</text:index-entry-span>
            <text:index-entry-bibliography text:bibliography-data-field="year"/>
            <text:index-entry-span>) </text:index-entry-span>
            <text:index-entry-bibliography text:style-name="Emphasis" text:bibliography-data-field="title"/>
            <text:index-entry-bibliography text:bibliography-data-field="editor"/>
            <text:index-entry-span> </text:index-entry-span>
            <text:index-entry-bibliography text:bibliography-data-field="url"/>
          </text:bibliography-entry-template>
          <text:bibliography-entry-template text:bibliography-type="book" text:style-name="">
            <text:index-entry-span> </text:index-entry-span>
            <text:index-entry-bibliography text:bibliography-data-field="author"/>
            <text:index-entry-span> (</text:index-entry-span>
            <text:index-entry-bibliography text:bibliography-data-field="year"/>
            <text:index-entry-span>) </text:index-entry-span>
            <text:index-entry-bibliography text:style-name="Emphasis" text:bibliography-data-field="title"/>
            <text:index-entry-bibliography text:bibliography-data-field="editor"/>
            <text:index-entry-span> </text:index-entry-span>
            <text:index-entry-bibliography text:bibliography-data-field="url"/>
          </text:bibliography-entry-template>
          <text:bibliography-entry-template text:bibliography-type="booklet" text:style-name="">
            <text:index-entry-span> </text:index-entry-span>
            <text:index-entry-bibliography text:bibliography-data-field="author"/>
            <text:index-entry-span> (</text:index-entry-span>
            <text:index-entry-bibliography text:bibliography-data-field="year"/>
            <text:index-entry-span>) </text:index-entry-span>
            <text:index-entry-bibliography text:style-name="Emphasis" text:bibliography-data-field="title"/>
            <text:index-entry-bibliography text:bibliography-data-field="editor"/>
            <text:index-entry-span> </text:index-entry-span>
            <text:index-entry-bibliography text:bibliography-data-field="url"/>
          </text:bibliography-entry-template>
          <text:bibliography-entry-template text:bibliography-type="conference" text:style-name="">
            <text:index-entry-span> </text:index-entry-span>
            <text:index-entry-bibliography text:bibliography-data-field="author"/>
            <text:index-entry-span> (</text:index-entry-span>
            <text:index-entry-bibliography text:bibliography-data-field="year"/>
            <text:index-entry-span>) </text:index-entry-span>
            <text:index-entry-bibliography text:style-name="Emphasis" text:bibliography-data-field="title"/>
            <text:index-entry-bibliography text:bibliography-data-field="editor"/>
            <text:index-entry-span> </text:index-entry-span>
            <text:index-entry-bibliography text:bibliography-data-field="url"/>
          </text:bibliography-entry-template>
          <text:bibliography-entry-template text:bibliography-type="custom1" text:style-name="">
            <text:index-entry-span> </text:index-entry-span>
            <text:index-entry-bibliography text:bibliography-data-field="author"/>
            <text:index-entry-span> (</text:index-entry-span>
            <text:index-entry-bibliography text:bibliography-data-field="year"/>
            <text:index-entry-span>) </text:index-entry-span>
            <text:index-entry-bibliography text:style-name="Emphasis" text:bibliography-data-field="title"/>
            <text:index-entry-bibliography text:bibliography-data-field="editor"/>
            <text:index-entry-span> </text:index-entry-span>
            <text:index-entry-bibliography text:bibliography-data-field="url"/>
          </text:bibliography-entry-template>
          <text:bibliography-entry-template text:bibliography-type="custom2" text:style-name="">
            <text:index-entry-span> </text:index-entry-span>
            <text:index-entry-bibliography text:bibliography-data-field="author"/>
            <text:index-entry-span> (</text:index-entry-span>
            <text:index-entry-bibliography text:bibliography-data-field="year"/>
            <text:index-entry-span>) </text:index-entry-span>
            <text:index-entry-bibliography text:style-name="Emphasis" text:bibliography-data-field="title"/>
            <text:index-entry-bibliography text:bibliography-data-field="editor"/>
            <text:index-entry-span> </text:index-entry-span>
            <text:index-entry-bibliography text:bibliography-data-field="url"/>
          </text:bibliography-entry-template>
          <text:bibliography-entry-template text:bibliography-type="custom3" text:style-name="">
            <text:index-entry-span> </text:index-entry-span>
            <text:index-entry-bibliography text:bibliography-data-field="author"/>
            <text:index-entry-span> (</text:index-entry-span>
            <text:index-entry-bibliography text:bibliography-data-field="year"/>
            <text:index-entry-span>) </text:index-entry-span>
            <text:index-entry-bibliography text:style-name="Emphasis" text:bibliography-data-field="title"/>
            <text:index-entry-bibliography text:bibliography-data-field="editor"/>
            <text:index-entry-span> </text:index-entry-span>
            <text:index-entry-bibliography text:bibliography-data-field="url"/>
          </text:bibliography-entry-template>
          <text:bibliography-entry-template text:bibliography-type="custom4" text:style-name="">
            <text:index-entry-span> </text:index-entry-span>
            <text:index-entry-bibliography text:bibliography-data-field="author"/>
            <text:index-entry-span> (</text:index-entry-span>
            <text:index-entry-bibliography text:bibliography-data-field="year"/>
            <text:index-entry-span>) </text:index-entry-span>
            <text:index-entry-bibliography text:style-name="Emphasis" text:bibliography-data-field="title"/>
            <text:index-entry-bibliography text:bibliography-data-field="editor"/>
            <text:index-entry-span> </text:index-entry-span>
            <text:index-entry-bibliography text:bibliography-data-field="url"/>
          </text:bibliography-entry-template>
          <text:bibliography-entry-template text:bibliography-type="custom5" text:style-name="">
            <text:index-entry-span> </text:index-entry-span>
            <text:index-entry-bibliography text:bibliography-data-field="author"/>
            <text:index-entry-span> (</text:index-entry-span>
            <text:index-entry-bibliography text:bibliography-data-field="year"/>
            <text:index-entry-span>) </text:index-entry-span>
            <text:index-entry-bibliography text:style-name="Emphasis" text:bibliography-data-field="title"/>
            <text:index-entry-bibliography text:bibliography-data-field="editor"/>
            <text:index-entry-span> </text:index-entry-span>
            <text:index-entry-bibliography text:bibliography-data-field="url"/>
          </text:bibliography-entry-template>
          <text:bibliography-entry-template text:bibliography-type="email" text:style-name="">
            <text:index-entry-span> </text:index-entry-span>
            <text:index-entry-bibliography text:bibliography-data-field="author"/>
            <text:index-entry-span> (</text:index-entry-span>
            <text:index-entry-bibliography text:bibliography-data-field="year"/>
            <text:index-entry-span>) </text:index-entry-span>
            <text:index-entry-bibliography text:style-name="Emphasis" text:bibliography-data-field="title"/>
            <text:index-entry-bibliography text:bibliography-data-field="editor"/>
            <text:index-entry-span> </text:index-entry-span>
            <text:index-entry-bibliography text:bibliography-data-field="url"/>
          </text:bibliography-entry-template>
          <text:bibliography-entry-template text:bibliography-type="inbook" text:style-name="">
            <text:index-entry-span> </text:index-entry-span>
            <text:index-entry-bibliography text:bibliography-data-field="author"/>
            <text:index-entry-span> (</text:index-entry-span>
            <text:index-entry-bibliography text:bibliography-data-field="year"/>
            <text:index-entry-span>) </text:index-entry-span>
            <text:index-entry-bibliography text:style-name="Emphasis" text:bibliography-data-field="title"/>
            <text:index-entry-bibliography text:bibliography-data-field="editor"/>
            <text:index-entry-span> </text:index-entry-span>
            <text:index-entry-bibliography text:bibliography-data-field="url"/>
          </text:bibliography-entry-template>
          <text:bibliography-entry-template text:bibliography-type="incollection" text:style-name="">
            <text:index-entry-span> </text:index-entry-span>
            <text:index-entry-bibliography text:bibliography-data-field="author"/>
            <text:index-entry-span> (</text:index-entry-span>
            <text:index-entry-bibliography text:bibliography-data-field="year"/>
            <text:index-entry-span>) </text:index-entry-span>
            <text:index-entry-bibliography text:style-name="Emphasis" text:bibliography-data-field="title"/>
            <text:index-entry-bibliography text:bibliography-data-field="editor"/>
            <text:index-entry-span> </text:index-entry-span>
            <text:index-entry-bibliography text:bibliography-data-field="url"/>
          </text:bibliography-entry-template>
          <text:bibliography-entry-template text:bibliography-type="inproceedings" text:style-name="">
            <text:index-entry-span> </text:index-entry-span>
            <text:index-entry-bibliography text:bibliography-data-field="author"/>
            <text:index-entry-span> (</text:index-entry-span>
            <text:index-entry-bibliography text:bibliography-data-field="year"/>
            <text:index-entry-span>) </text:index-entry-span>
            <text:index-entry-bibliography text:style-name="Emphasis" text:bibliography-data-field="title"/>
            <text:index-entry-bibliography text:bibliography-data-field="editor"/>
            <text:index-entry-span> </text:index-entry-span>
            <text:index-entry-bibliography text:bibliography-data-field="url"/>
          </text:bibliography-entry-template>
          <text:bibliography-entry-template text:bibliography-type="journal" text:style-name="">
            <text:index-entry-span> </text:index-entry-span>
            <text:index-entry-bibliography text:bibliography-data-field="author"/>
            <text:index-entry-span> (</text:index-entry-span>
            <text:index-entry-bibliography text:bibliography-data-field="year"/>
            <text:index-entry-span>) </text:index-entry-span>
            <text:index-entry-bibliography text:style-name="Emphasis" text:bibliography-data-field="title"/>
            <text:index-entry-bibliography text:bibliography-data-field="editor"/>
            <text:index-entry-span> </text:index-entry-span>
            <text:index-entry-bibliography text:bibliography-data-field="url"/>
          </text:bibliography-entry-template>
          <text:bibliography-entry-template text:bibliography-type="manual" text:style-name="">
            <text:index-entry-span> </text:index-entry-span>
            <text:index-entry-bibliography text:bibliography-data-field="author"/>
            <text:index-entry-span> (</text:index-entry-span>
            <text:index-entry-bibliography text:bibliography-data-field="year"/>
            <text:index-entry-span>) </text:index-entry-span>
            <text:index-entry-bibliography text:style-name="Emphasis" text:bibliography-data-field="title"/>
            <text:index-entry-bibliography text:bibliography-data-field="editor"/>
            <text:index-entry-span> </text:index-entry-span>
            <text:index-entry-bibliography text:bibliography-data-field="url"/>
          </text:bibliography-entry-template>
          <text:bibliography-entry-template text:bibliography-type="mastersthesis" text:style-name="">
            <text:index-entry-span> </text:index-entry-span>
            <text:index-entry-bibliography text:bibliography-data-field="author"/>
            <text:index-entry-span> (</text:index-entry-span>
            <text:index-entry-bibliography text:bibliography-data-field="year"/>
            <text:index-entry-span>) </text:index-entry-span>
            <text:index-entry-bibliography text:style-name="Emphasis" text:bibliography-data-field="title"/>
            <text:index-entry-bibliography text:bibliography-data-field="editor"/>
            <text:index-entry-span> </text:index-entry-span>
            <text:index-entry-bibliography text:bibliography-data-field="url"/>
          </text:bibliography-entry-template>
          <text:bibliography-entry-template text:bibliography-type="misc" text:style-name="">
            <text:index-entry-span> </text:index-entry-span>
            <text:index-entry-bibliography text:bibliography-data-field="author"/>
            <text:index-entry-span> (</text:index-entry-span>
            <text:index-entry-bibliography text:bibliography-data-field="year"/>
            <text:index-entry-span>) </text:index-entry-span>
            <text:index-entry-bibliography text:style-name="Emphasis" text:bibliography-data-field="title"/>
            <text:index-entry-bibliography text:bibliography-data-field="editor"/>
            <text:index-entry-span> </text:index-entry-span>
            <text:index-entry-bibliography text:bibliography-data-field="url"/>
          </text:bibliography-entry-template>
          <text:bibliography-entry-template text:bibliography-type="phdthesis" text:style-name="">
            <text:index-entry-span> </text:index-entry-span>
            <text:index-entry-bibliography text:bibliography-data-field="author"/>
            <text:index-entry-span> (</text:index-entry-span>
            <text:index-entry-bibliography text:bibliography-data-field="year"/>
            <text:index-entry-span>) </text:index-entry-span>
            <text:index-entry-bibliography text:style-name="Emphasis" text:bibliography-data-field="title"/>
            <text:index-entry-bibliography text:bibliography-data-field="editor"/>
            <text:index-entry-span> </text:index-entry-span>
            <text:index-entry-bibliography text:bibliography-data-field="url"/>
          </text:bibliography-entry-template>
          <text:bibliography-entry-template text:bibliography-type="proceedings" text:style-name="">
            <text:index-entry-span> </text:index-entry-span>
            <text:index-entry-bibliography text:bibliography-data-field="author"/>
            <text:index-entry-span> (</text:index-entry-span>
            <text:index-entry-bibliography text:bibliography-data-field="year"/>
            <text:index-entry-span>) </text:index-entry-span>
            <text:index-entry-bibliography text:style-name="Emphasis" text:bibliography-data-field="title"/>
            <text:index-entry-bibliography text:bibliography-data-field="editor"/>
            <text:index-entry-span> </text:index-entry-span>
            <text:index-entry-bibliography text:bibliography-data-field="url"/>
          </text:bibliography-entry-template>
          <text:bibliography-entry-template text:bibliography-type="techreport" text:style-name="">
            <text:index-entry-span> </text:index-entry-span>
            <text:index-entry-bibliography text:bibliography-data-field="author"/>
            <text:index-entry-span> (</text:index-entry-span>
            <text:index-entry-bibliography text:bibliography-data-field="year"/>
            <text:index-entry-span>) </text:index-entry-span>
            <text:index-entry-bibliography text:style-name="Emphasis" text:bibliography-data-field="title"/>
            <text:index-entry-bibliography text:bibliography-data-field="editor"/>
            <text:index-entry-span> </text:index-entry-span>
            <text:index-entry-bibliography text:bibliography-data-field="url"/>
          </text:bibliography-entry-template>
          <text:bibliography-entry-template text:bibliography-type="unpublished" text:style-name="">
            <text:index-entry-span> </text:index-entry-span>
            <text:index-entry-bibliography text:bibliography-data-field="author"/>
            <text:index-entry-span> (</text:index-entry-span>
            <text:index-entry-bibliography text:bibliography-data-field="year"/>
            <text:index-entry-span>) </text:index-entry-span>
            <text:index-entry-bibliography text:style-name="Emphasis" text:bibliography-data-field="title"/>
            <text:index-entry-bibliography text:bibliography-data-field="editor"/>
            <text:index-entry-span> </text:index-entry-span>
            <text:index-entry-bibliography text:bibliography-data-field="url"/>
          </text:bibliography-entry-template>
          <text:bibliography-entry-template text:bibliography-type="www" text:style-name="">
            <text:index-entry-span> </text:index-entry-span>
            <text:index-entry-bibliography text:bibliography-data-field="author"/>
            <text:index-entry-span> (</text:index-entry-span>
            <text:index-entry-bibliography text:bibliography-data-field="year"/>
            <text:index-entry-span>) </text:index-entry-span>
            <text:index-entry-bibliography text:style-name="Emphasis" text:bibliography-data-field="title"/>
            <text:index-entry-bibliography text:bibliography-data-field="editor"/>
            <text:index-entry-span> </text:index-entry-span>
            <text:index-entry-bibliography text:bibliography-data-field="url"/>
          </text:bibliography-entry-template>
        </text:bibliography-source>
        <text:index-body>
          <text:index-title text:style-name="Sect2" text:name="Bibliografía1_Head" text:protected="true">
            <text:p text:style-name="P11">Bibliografía</text:p>
          </text:index-title>
          <text:p text:style-name="P12">Instituto para la Diversificación y Ahorro de la Energía (IDAE). (2011) <text:span text:style-name="Emphasis">PROYECTO SECH-SPAHOUSEC: Análisis del consumo energéticodel sector residencial en España.</text:span> <text:a xlink:type="simple" xlink:href="https://www.idae.es/uploads/documentos/documentos_Informe_SPAHOUSEC_ACC_f68291a3.pdf" text:style-name="Internet_20_link" text:visited-style-name="Internet_20_link"><text:span text:style-name="Internet_20_link">https://www.idae.es/uploads/documentos/documentos_Informe_SPAHOUSEC_ACC_f68291a3.pdf</text:span></text:a></text:p>
        </text:index-body>
      </text:bibliography>
      <text:h text:style-name="P13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adornments="Normal" style:font-family-generic="swiss" style:font-pitch="variable"/>
    <style:font-face style:name="Calibri" svg:font-family="Calibri" style:font-adornments="Estánd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edzone" svg:font-family="Redzone" style:font-pitch="variable"/>
    <style:font-face style:name="Redzone Med" svg:font-family="'Redzone Med'" style:font-adornments="Estándar" style:font-pitch="variable"/>
    <style:font-face style:name="Redzone1" svg:font-family="Redzone" style:font-adornments="Gros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Arial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 fo:text-align="center" style:justify-single-word="false"/>
      <style:text-properties style:font-name="Redzone1" fo:font-family="Redzone" style:font-style-name="Grosa" style:font-pitch="variable" fo:font-size="2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style:font-name="Redzone Med" fo:font-family="'Redzone Med'" style:font-style-name="Estándar" style:font-pitch="variable" fo:font-size="16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 style:master-page-name="">
      <style:paragraph-properties fo:margin-left="0cm" fo:text-indent="0cm" style:auto-text-indent="false" style:page-number="auto" text:number-lines="false" text:line-number="0">
        <style:tab-stops/>
      </style:paragraph-properties>
      <style:text-properties fo:color="#000000" loext:opacity="100%" fo:font-size="16pt" fo:font-weight="bold" fo:background-color="transparent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Bibliography_20_1" style:display-name="Bibliography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Calibri" fo:font-family="Calibri" style:font-style-name="Estándar" style:font-family-generic="swiss" style:font-pitch="variable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(" text:suffix=")" text:sort-algorithm="alphanumeric" fo:language="gl" fo:country="ES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Redzone" officeooo:rsid="000beadc" officeooo:paragraph-rsid="000bead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I.E.S Lucus Augusti<text:tab/><text:page-number text:select-page="current">7</text:page-number><text:tab/>Saúl Cid Seijas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0T19:16:29.015633900</meta:creation-date>
    <dc:date>2025-12-26T18:10:35.099203200</dc:date>
    <meta:editing-duration>P1DT22H17M34S</meta:editing-duration>
    <meta:editing-cycles>17</meta:editing-cycles>
    <meta:generator>LibreOffice/25.2.6.2$Windows_X86_64 LibreOffice_project/729c5bfe710f5eb71ed3bbde9e06a6065e9c6c5d</meta:generator>
    <meta:print-date>2025-12-26T16:15:17.560419800</meta:print-date>
    <meta:printed-by>Ficheiros PDF</meta:printed-by>
    <meta:document-statistic meta:table-count="0" meta:image-count="0" meta:object-count="0" meta:page-count="9" meta:paragraph-count="15" meta:word-count="235" meta:character-count="1666" meta:non-whitespace-character-count="1451"/>
  </office:meta>
</office:document-meta>
</file>